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2.355cm" style:rel-column-width="9127*"/>
    </style:style>
    <style:style style:name="Table1.B" style:family="table-column">
      <style:table-column-properties style:column-width="0.503cm" style:rel-column-width="1948*"/>
    </style:style>
    <style:style style:name="Table1.C" style:family="table-column">
      <style:table-column-properties style:column-width="4.471cm" style:rel-column-width="17332*"/>
    </style:style>
    <style:style style:name="Table1.D" style:family="table-column">
      <style:table-column-properties style:column-width="0.582cm" style:rel-column-width="2256*"/>
    </style:style>
    <style:style style:name="Table1.E" style:family="table-column">
      <style:table-column-properties style:column-width="1.323cm" style:rel-column-width="5127*"/>
    </style:style>
    <style:style style:name="Table1.F" style:family="table-column">
      <style:table-column-properties style:column-width="0.688cm" style:rel-column-width="2666*"/>
    </style:style>
    <style:style style:name="Table1.G" style:family="table-column">
      <style:table-column-properties style:column-width="4.577cm" style:rel-column-width="17742*"/>
    </style:style>
    <style:style style:name="Table1.H" style:family="table-column">
      <style:table-column-properties style:column-width="2.409cm" style:rel-column-width="9337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fo:margin-top="0cm" fo:margin-bottom="0cm" table:align="margins" style:shadow="none" style:may-break-between-rows="false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7" office:value-type="string">
            <text:p text:style-name="P1">{nama_satker}</text:p>
            <text:p text:style-name="P3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6</text:p>
          </table:table-cell>
        </table:table-row>
        <table:table-row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">KEPADA YTH.</text:p>
            <text:p text:style-name="P7">KETUA PENGADILAN TINGGI {kepada}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">Melalui:</text:p>
            <text:p text:style-name="P7">KETUA PENGADILAN NEGERI {kepada_melalui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Memori Banding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1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9">Mengingat ketentuan pasal 67, 233 jo 237 KUHAP terhadap putusan Pengadilan Negeri {isi1} Nomor {isi2} Tanggal {isi3} dalam perkara atas nama terdakw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Nama{isi4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Umur / Tanggal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tahun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Jenis kelami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Kebangsaan / Kewarganegar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tingg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Ag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kerj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ndidik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Dengan amar putus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isi5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5">Atas putusan tersebut terdakwa menyatakan : {isi6}.</text:p>
            <text:p text:style-name="P5"/>
            <text:p text:style-name="P5">Kami Penuntut Umum pada {nama_satker} pada tanggal {isi7} (jadi masih dalam tenggang waktu yang ditentukan oleh Undang-Undang) telah menyatakan banding.</text:p>
            <text:p text:style-name="P6">Adapun alasan-alasan yang kami ajukan untuk menyatakan banding terhadap putusan Pengadilan Negeri ialah sebagai berikut:</text:p>
            <text:p text:style-name="P6">{isi8}.</text:p>
            <text:p text:style-name="P5">Oleh karena itu, dengan ini kami mohon supaya Pengadilan Tinggi {isi9} menerima permohonan banding dan menyatakan bahwa terdakwa bersalah melakukan tindak pidana : {isi10} melanggar pasal {isi11} serta menjatuhkan pidana kepada terdakwa {nama_tersangka} <text:s/>(dan hal-hal lain yang diminta banding) dan dibebani biaya perkara sebesar Rp. {isi12} ({isi14}) sesuai dengan apa yang kami mintakan dalam tuntutan pidana yang kami ajukan tanggal {isi13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>JAKSA PENUNTUT UMUM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5T08:09:50.90</dc:date>
    <meta:editing-cycles>33</meta:editing-cycles>
    <meta:editing-duration>PT9H2M3S</meta:editing-duration>
    <meta:document-statistic meta:table-count="2" meta:image-count="0" meta:object-count="0" meta:page-count="1" meta:paragraph-count="52" meta:word-count="200" meta:character-count="1464"/>
    <meta:template xlink:type="simple" xlink:actuate="onRequest" xlink:title="" xlink:href="Normal.dotm"/>
  </office:meta>
</office:document-meta>
</file>